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80000000800482B8425106B401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officeooo:paragraph-rsid="0026f9d2"/>
    </style:style>
    <style:style style:name="P4" style:family="paragraph" style:parent-style-name="Standard">
      <style:text-properties style:font-name="Arial1" fo:font-size="11pt" fo:language="ca" fo:country="ES" fo:font-weight="normal" officeooo:rsid="001fe75d" style:font-size-asian="11pt" style:font-weight-asian="normal" style:font-size-complex="11pt" style:font-weight-complex="normal"/>
    </style:style>
    <style:style style:name="P5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6" style:family="paragraph" style:parent-style-name="Footnote">
      <style:paragraph-properties fo:line-height="100%" style:snap-to-layout-grid="false"/>
    </style:style>
    <style:style style:name="P7" style:family="paragraph" style:parent-style-name="Footnote">
      <style:text-properties fo:font-size="5pt" style:font-size-asian="5pt"/>
    </style:style>
    <style:style style:name="P8" style:family="paragraph" style:parent-style-name="Text_20_body">
      <style:text-properties style:font-name="Arial1" fo:font-size="11pt" fo:language="ca" fo:country="ES" fo:font-weight="normal" officeooo:rsid="001fe75d" officeooo:paragraph-rsid="001fe75d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Arial1" fo:font-size="11pt" fo:language="ca" fo:country="ES" fo:font-weight="normal" officeooo:rsid="0026f9d2" officeooo:paragraph-rsid="0037c9a8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1" fo:font-size="11pt" fo:language="ca" fo:country="ES" fo:font-weight="normal" officeooo:rsid="0028e04f" officeooo:paragraph-rsid="0038c5cd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2987c8" officeooo:paragraph-rsid="003aa29d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3aa29d" officeooo:paragraph-rsid="003aa29d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bold" officeooo:rsid="001fe75d" officeooo:paragraph-rsid="0037c9a8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Arial1" fo:font-size="11pt" fo:language="ca" fo:country="ES" fo:font-weight="bold" officeooo:rsid="001fe75d" officeooo:paragraph-rsid="0038c5cd" style:font-size-asian="11pt" style:font-weight-asian="bold" style:font-size-complex="11pt" style:font-weight-complex="bold"/>
    </style:style>
    <style:style style:name="P15" style:family="paragraph" style:parent-style-name="Text_20_body">
      <style:text-properties style:font-name="Arial1" fo:font-size="11pt" fo:language="ca" fo:country="ES" fo:font-weight="bold" officeooo:rsid="001fe75d" officeooo:paragraph-rsid="003aa29d" style:font-size-asian="11pt" style:font-weight-asian="bold" style:font-size-complex="11pt" style:font-weight-complex="bold"/>
    </style:style>
    <style:style style:name="P16" style:family="paragraph" style:parent-style-name="Text_20_body">
      <style:text-properties style:font-name="Arial1" fo:font-size="11pt" fo:language="ca" fo:country="ES" fo:font-weight="bold" officeooo:rsid="0045ed7f" officeooo:paragraph-rsid="0045ed7f" style:font-size-asian="11pt" style:font-weight-asian="bold" style:font-size-complex="11pt" style:font-weight-complex="bold"/>
    </style:style>
    <style:style style:name="P17" style:family="paragraph" style:parent-style-name="Text_20_body">
      <style:text-properties style:font-name="Arial1" fo:font-size="11pt" fo:language="ca" fo:country="ES" fo:font-weight="normal" officeooo:rsid="004b3d7e" officeooo:paragraph-rsid="004b3d7e" style:font-size-asian="11pt" style:font-weight-asian="normal" style:font-size-complex="11pt" style:font-weight-complex="normal"/>
    </style:style>
    <style:style style:name="P18" style:family="paragraph" style:parent-style-name="Text_20_body">
      <style:text-properties style:font-name="Arial1" fo:font-size="11pt" fo:language="ca" fo:country="ES" fo:font-weight="normal" officeooo:rsid="004c16ce" officeooo:paragraph-rsid="004c16ce" style:font-size-asian="11pt" style:font-weight-asian="normal" style:font-size-complex="11pt" style:font-weight-complex="normal"/>
    </style:style>
    <style:style style:name="P19" style:family="paragraph" style:parent-style-name="Text_20_body">
      <style:text-properties style:font-name="Arial1" fo:font-size="11pt" fo:language="ca" fo:country="ES" fo:font-weight="normal" officeooo:rsid="0050dbb4" officeooo:paragraph-rsid="0050dbb4" style:font-size-asian="11pt" style:font-weight-asian="normal" style:font-size-complex="11pt" style:font-weight-complex="normal"/>
    </style:style>
    <style:style style:name="P20" style:family="paragraph" style:parent-style-name="Text_20_body">
      <style:text-properties style:font-name="Arial1" fo:font-size="11pt" fo:language="ca" fo:country="ES" fo:font-weight="normal" officeooo:rsid="0051bf92" officeooo:paragraph-rsid="0051bf92" style:font-size-asian="11pt" style:font-weight-asian="normal" style:font-size-complex="11pt" style:font-weight-complex="normal"/>
    </style:style>
    <style:style style:name="P21" style:family="paragraph" style:parent-style-name="Text_20_body">
      <style:text-properties style:font-name="Arial1" fo:font-size="11pt" fo:language="ca" fo:country="ES" fo:font-weight="normal" officeooo:rsid="005207fc" officeooo:paragraph-rsid="005207fc" style:font-size-asian="11pt" style:font-weight-asian="normal" style:font-size-complex="11pt" style:font-weight-complex="normal"/>
    </style:style>
    <style:style style:name="P22" style:family="paragraph" style:parent-style-name="Text_20_body">
      <style:text-properties style:font-name="Arial1" fo:font-size="11pt" fo:language="ca" fo:country="ES" fo:font-weight="normal" officeooo:rsid="0028e04f" officeooo:paragraph-rsid="003aa29d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Arial1" fo:font-size="11pt" fo:language="ca" fo:country="ES" fo:font-weight="normal" officeooo:rsid="005419a4" officeooo:paragraph-rsid="005419a4" style:font-size-asian="11pt" style:font-weight-asian="normal" style:font-size-complex="11pt" style:font-weight-complex="normal"/>
    </style:style>
    <style:style style:name="P24" style:family="paragraph" style:parent-style-name="Text_20_body">
      <style:text-properties style:font-name="Arial1" fo:font-size="11pt" fo:language="ca" fo:country="ES" fo:font-weight="bold" officeooo:rsid="0045ed7f" officeooo:paragraph-rsid="0045ed7f" style:font-size-asian="11pt" style:font-weight-asian="bold" style:font-size-complex="11pt" style:font-weight-complex="bold"/>
    </style:style>
    <style:style style:name="P25" style:family="paragraph" style:parent-style-name="Text_20_body">
      <style:text-properties style:font-name="Arial1" fo:font-size="11pt" fo:language="ca" fo:country="ES" fo:font-weight="bold" officeooo:rsid="004c16ce" officeooo:paragraph-rsid="004c16ce" style:font-size-asian="11pt" style:font-weight-asian="bold" style:font-size-complex="11pt" style:font-weight-complex="bold"/>
    </style:style>
    <style:style style:name="P26" style:family="paragraph" style:parent-style-name="Text_20_body">
      <style:text-properties style:font-name="Arial1" fo:font-size="11pt" fo:language="ca" fo:country="ES" fo:font-weight="bold" officeooo:rsid="005207fc" officeooo:paragraph-rsid="005207fc" style:font-size-asian="11pt" style:font-weight-asian="bold" style:font-size-complex="11pt" style:font-weight-complex="bold"/>
    </style:style>
    <style:style style:name="P27" style:family="paragraph" style:parent-style-name="Text_20_body">
      <style:text-properties style:font-name="Arial1" fo:font-size="11pt" fo:language="ca" fo:country="ES" fo:font-weight="bold" officeooo:rsid="005419a4" officeooo:paragraph-rsid="005419a4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style:font-name="Arial1" fo:font-size="11pt" fo:language="ca" fo:country="ES" fo:font-weight="normal" officeooo:rsid="002987c8" officeooo:paragraph-rsid="003aa29d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style:font-name="Arial1" fo:font-size="11pt" fo:language="ca" fo:country="ES" fo:font-weight="normal" officeooo:rsid="004ef4d4" officeooo:paragraph-rsid="004ef4d4" style:font-size-asian="11pt" style:font-weight-asian="normal" style:font-size-complex="11pt" style:font-weight-complex="normal"/>
    </style:style>
    <style:style style:name="P30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343c7c" style:font-size-asian="14pt" style:font-name-complex="Arial" style:font-size-complex="14pt"/>
    </style:style>
    <style:style style:name="T1" style:family="text">
      <style:text-properties officeooo:rsid="002e939b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f8110" style:font-weight-asian="normal" style:font-weight-complex="normal"/>
    </style:style>
    <style:style style:name="T6" style:family="text">
      <style:text-properties fo:font-weight="normal" officeooo:rsid="00435acf" style:font-weight-asian="normal" style:font-weight-complex="normal"/>
    </style:style>
    <style:style style:name="T7" style:family="text">
      <style:text-properties officeooo:rsid="0037c9a8"/>
    </style:style>
    <style:style style:name="T8" style:family="text">
      <style:text-properties officeooo:rsid="0026f9d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7c9a8" style:font-weight-asian="bold" style:font-weight-complex="bold"/>
    </style:style>
    <style:style style:name="T11" style:family="text">
      <style:text-properties fo:font-weight="bold" officeooo:rsid="003aa29d" style:font-weight-asian="bold" style:font-weight-complex="bold"/>
    </style:style>
    <style:style style:name="T12" style:family="text">
      <style:text-properties fo:font-weight="bold" officeooo:rsid="0045b0fe" style:font-weight-asian="bold" style:font-weight-complex="bold"/>
    </style:style>
    <style:style style:name="T13" style:family="text">
      <style:text-properties officeooo:rsid="0028e04f"/>
    </style:style>
    <style:style style:name="T14" style:family="text">
      <style:text-properties officeooo:rsid="002987c8"/>
    </style:style>
    <style:style style:name="T15" style:family="text">
      <style:text-properties officeooo:rsid="002ad33f"/>
    </style:style>
    <style:style style:name="T16" style:family="text">
      <style:text-properties officeooo:rsid="003aa29d"/>
    </style:style>
    <style:style style:name="T17" style:family="text">
      <style:text-properties officeooo:rsid="0043386a"/>
    </style:style>
    <style:style style:name="T18" style:family="text">
      <style:text-properties officeooo:rsid="00435acf"/>
    </style:style>
    <style:style style:name="T19" style:family="text">
      <style:text-properties officeooo:rsid="0045dc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Pràctica <text:span text:style-name="T19">3</text:span>: <text:span text:style-name="T17">Funcions i procediments.</text:span></text:p>
      <text:p text:style-name="P3"><text:span text:style-name="T4">L’objectiu d’aquesta pràctica és </text:span><text:span text:style-name="T6">endinsar-nos en la programació modular introduïda anteriorment</text:span><text:span text:style-name="T5">.</text:span></text:p>
      <text:p text:style-name="P4"/>
      <text:p text:style-name="P8"/>
      <text:p text:style-name="P8"/>
      <text:p text:style-name="P12">Els programes següents han de <text:span text:style-name="T9">codificar-se amb Python </text:span><text:span text:style-name="T12">i Java</text:span><text:span text:style-name="T9">.</text:span></text:p>
      <text:p text:style-name="P8"/>
      <text:p text:style-name="P13">Exercici <text:span text:style-name="T18">1</text:span>: <text:span text:style-name="T8">La calculadora multioperació</text:span></text:p>
      <text:p text:style-name="P9">Desenvolupa una calculadora senzilla que demani a l’usuari un primer operand numèric, una operació entre (+ - * /) i un segon operand, i escrigui el resultat d’aplicar l’operació als operands. <text:s/>Un cop mostrat el resultat, la calculadora demana a l’usuari si vol realitzar un nou càlcul. <text:s/>El programa continuarà oferint a l’usuari la possibilitat de calcular, fins que l’usuari respongui negativament. <text:s/><text:span text:style-name="T10">Les operacions </text:span><text:span text:style-name="T11">(suma, resta, multiplicació i divisió) </text:span><text:span text:style-name="T10">han de calcular-se cadascuna amb una funció respectivament</text:span><text:span text:style-name="T7">, que rebi com a paràmetres els dos operands.</text:span></text:p>
      <text:p text:style-name="P9">Atenció: <text:span text:style-name="T16">la subrutina de la divisió ha de comprovar que no es doni l'error de</text:span> divisió per zero. <text:s/>Aviseu a l'usuari de l'error, però permeteu continuar calculant.</text:p>
      <text:p text:style-name="P17">Java:</text:p>
      <text:p text:style-name="P16">import java.io.BufferedReader;</text:p>
      <text:p text:style-name="P16">import java.io.IOException;</text:p>
      <text:p text:style-name="P16">import java.io.InputStreamReader;</text:p>
      <text:p text:style-name="P16">public class Exercici1 {</text:p>
      <text:p text:style-name="P16"><text:tab/></text:p>
      <text:p text:style-name="P16"><text:tab/>public static int sumar(int num1,int num2) {</text:p>
      <text:p text:style-name="P16"><text:tab/><text:tab/>return num1+num2;</text:p>
      <text:p text:style-name="P16"><text:tab/>}</text:p>
      <text:p text:style-name="P16"><text:tab/></text:p>
      <text:p text:style-name="P16"><text:tab/>public static int restar(int num1,int num2) {</text:p>
      <text:p text:style-name="P16"><text:tab/><text:tab/>return num1-num2;</text:p>
      <text:p text:style-name="P16"><text:tab/>}</text:p>
      <text:p text:style-name="P16"><text:tab/></text:p>
      <text:p text:style-name="P16"><text:tab/>public static int div(int num1,int num2) {</text:p>
      <text:p text:style-name="P16"><text:tab/><text:tab/>return num1/num2;</text:p>
      <text:p text:style-name="P16"><text:tab/>}</text:p>
      <text:p text:style-name="P16"><text:tab/></text:p>
      <text:p text:style-name="P16"><text:tab/>public static int mult(int num1,int num2) {</text:p>
      <text:p text:style-name="P16"><text:tab/><text:tab/>return num1*num2;</text:p>
      <text:p text:style-name="P16"><text:soft-page-break/><text:tab/>}</text:p>
      <text:p text:style-name="P16"><text:tab/></text:p>
      <text:p text:style-name="P16"><text:tab/>public static void main(String[] args) throws IOException {</text:p>
      <text:p text:style-name="P16"><text:tab/><text:tab/>BufferedReader reader = new BufferedReader(new InputStreamReader(System.in));</text:p>
      <text:p text:style-name="P16"><text:tab/><text:tab/>String continuar ="s";</text:p>
      <text:p text:style-name="P16"><text:tab/><text:tab/>do {</text:p>
      <text:p text:style-name="P16"><text:tab/><text:tab/><text:tab/>System.out.print("Pon un número");</text:p>
      <text:p text:style-name="P16"><text:tab/><text:tab/><text:tab/>int num1 = Integer.parseInt(reader.readLine());</text:p>
      <text:p text:style-name="P16"><text:tab/><text:tab/><text:tab/>System.out.print("Pon un operador (+ - * /)");</text:p>
      <text:p text:style-name="P16"><text:tab/><text:tab/><text:tab/>String op = reader.readLine();</text:p>
      <text:p text:style-name="P16"><text:tab/><text:tab/><text:tab/>System.out.print("Pon un número");</text:p>
      <text:p text:style-name="P16"><text:tab/><text:tab/><text:tab/>int num2 = Integer.parseInt(reader.readLine());</text:p>
      <text:p text:style-name="P16"><text:tab/><text:tab/><text:tab/></text:p>
      <text:p text:style-name="P16"><text:tab/><text:tab/><text:tab/>switch (op) {</text:p>
      <text:p text:style-name="P16"><text:tab/><text:tab/><text:tab/>case "x":</text:p>
      <text:p text:style-name="P16"><text:tab/><text:tab/><text:tab/><text:tab/>System.out.println(mult(num1, num2));</text:p>
      <text:p text:style-name="P16"><text:tab/><text:tab/><text:tab/><text:tab/>break;</text:p>
      <text:p text:style-name="P16"><text:tab/><text:tab/><text:tab/>case "*":</text:p>
      <text:p text:style-name="P16"><text:tab/><text:tab/><text:tab/><text:tab/>System.out.println(mult(num1, num2));</text:p>
      <text:p text:style-name="P16"><text:tab/><text:tab/><text:tab/><text:tab/>break;</text:p>
      <text:p text:style-name="P16"><text:tab/><text:tab/><text:tab/>case "/":</text:p>
      <text:p text:style-name="P16"><text:tab/><text:tab/><text:tab/><text:tab/>if (num2 == 0) {</text:p>
      <text:p text:style-name="P16"><text:tab/><text:tab/><text:tab/><text:tab/><text:tab/>System.out.println("Error división entre zero");</text:p>
      <text:p text:style-name="P16"><text:tab/><text:tab/><text:tab/><text:tab/>}else {</text:p>
      <text:p text:style-name="P16"><text:tab/><text:tab/><text:tab/><text:tab/><text:tab/>System.out.println(div(num1, num2));</text:p>
      <text:p text:style-name="P16"><text:tab/><text:tab/><text:tab/><text:tab/>}</text:p>
      <text:p text:style-name="P16"><text:tab/><text:tab/><text:tab/><text:tab/>break;</text:p>
      <text:p text:style-name="P16"><text:tab/><text:tab/><text:tab/>case "+":</text:p>
      <text:p text:style-name="P16"><text:tab/><text:tab/><text:tab/><text:tab/>System.out.println(sumar(num1, num2));</text:p>
      <text:p text:style-name="P16"><text:tab/><text:tab/><text:tab/><text:tab/>break;</text:p>
      <text:p text:style-name="P16"><text:tab/><text:tab/><text:tab/>case "-":</text:p>
      <text:p text:style-name="P16"><text:tab/><text:tab/><text:tab/><text:tab/>System.out.println(restar(num1, num2));</text:p>
      <text:p text:style-name="P16"><text:tab/><text:tab/><text:tab/><text:tab/>break;</text:p>
      <text:p text:style-name="P16"/>
      <text:p text:style-name="P16"><text:tab/><text:tab/><text:tab/>default:</text:p>
      <text:p text:style-name="P16"><text:tab/><text:tab/><text:tab/><text:tab/>System.out.println("Error al introducir los datos");</text:p>
      <text:p text:style-name="P16"><text:tab/><text:tab/><text:tab/><text:tab/>break;</text:p>
      <text:p text:style-name="P16"><text:soft-page-break/><text:tab/><text:tab/><text:tab/>}</text:p>
      <text:p text:style-name="P16"><text:tab/><text:tab/><text:tab/>System.out.println("Quieres continuar s/n ? ");</text:p>
      <text:p text:style-name="P16"><text:tab/><text:tab/><text:tab/>continuar = reader.readLine();</text:p>
      <text:p text:style-name="P16"><text:tab/><text:tab/><text:tab/>if (continuar.equals("n")) {</text:p>
      <text:p text:style-name="P16"><text:tab/><text:tab/><text:tab/><text:tab/>break;</text:p>
      <text:p text:style-name="P16"><text:tab/><text:tab/><text:tab/>}</text:p>
      <text:p text:style-name="P16"><text:tab/><text:tab/>} while (continuar.equals("s"));</text:p>
      <text:p text:style-name="P16"><text:tab/>}</text:p>
      <text:p text:style-name="P16">} </text:p>
      <text:p text:style-name="P16"/>
      <text:p text:style-name="P18">Python:</text:p>
      <text:p text:style-name="P18"/>
      <text:p text:style-name="P25">#!/usr/bin/env python</text:p>
      <text:p text:style-name="P25"># -*- coding: utf-8 -*-</text:p>
      <text:p text:style-name="P25"/>
      <text:p text:style-name="P25">def sumar(num1, num2):</text:p>
      <text:p text:style-name="P25"><text:tab/>return num1+num2</text:p>
      <text:p text:style-name="P25"/>
      <text:p text:style-name="P25">def restar(num1, num2):</text:p>
      <text:p text:style-name="P25"><text:tab/>return num1-num2</text:p>
      <text:p text:style-name="P25"/>
      <text:p text:style-name="P25">def div(num1, num2):</text:p>
      <text:p text:style-name="P25"><text:tab/>return num1/num2</text:p>
      <text:p text:style-name="P25"/>
      <text:p text:style-name="P25">def mult(num1, num2):</text:p>
      <text:p text:style-name="P25"><text:tab/>return num1*num2</text:p>
      <text:p text:style-name="P25"/>
      <text:p text:style-name="P25">condition = True</text:p>
      <text:p text:style-name="P25">while condition:</text:p>
      <text:p text:style-name="P25"><text:tab/>num1 = int(input("Pon un número: "))</text:p>
      <text:p text:style-name="P25"><text:tab/>op = input("Pon un operador (+ - * /)")</text:p>
      <text:p text:style-name="P25"><text:tab/>num2 = int(input("Pon un número: "))</text:p>
      <text:p text:style-name="P25"><text:tab/></text:p>
      <text:p text:style-name="P25"><text:tab/>if (op=="x"):</text:p>
      <text:p text:style-name="P25"><text:tab/><text:tab/>print(mult(num1,num2))</text:p>
      <text:p text:style-name="P25"><text:tab/></text:p>
      <text:p text:style-name="P25"><text:tab/>elif (op=="*"):</text:p>
      <text:p text:style-name="P25"><text:tab/><text:tab/>print(mult(num1,num2))</text:p>
      <text:p text:style-name="P25"><text:soft-page-break/><text:tab/></text:p>
      <text:p text:style-name="P25"><text:tab/>elif (op=="-"):</text:p>
      <text:p text:style-name="P25"><text:tab/><text:tab/>print(restar(num1,num2))</text:p>
      <text:p text:style-name="P25"><text:tab/></text:p>
      <text:p text:style-name="P25"><text:tab/>elif (op=="/"):</text:p>
      <text:p text:style-name="P25"><text:tab/><text:tab/>if (num2==0):</text:p>
      <text:p text:style-name="P25"><text:tab/><text:tab/><text:tab/>print("Error división entre zero")</text:p>
      <text:p text:style-name="P25"><text:tab/><text:tab/>else:</text:p>
      <text:p text:style-name="P25"><text:tab/><text:tab/><text:tab/>print(div(num1,num2))</text:p>
      <text:p text:style-name="P25"><text:tab/></text:p>
      <text:p text:style-name="P25"><text:tab/>elif (op=="+"):</text:p>
      <text:p text:style-name="P25"><text:tab/><text:tab/>print(sumar(num1,num2))</text:p>
      <text:p text:style-name="P25"><text:tab/></text:p>
      <text:p text:style-name="P25"><text:tab/>else:</text:p>
      <text:p text:style-name="P25"><text:tab/><text:tab/>print("Error al introducir los datos")</text:p>
      <text:p text:style-name="P25"><text:tab/><text:tab/></text:p>
      <text:p text:style-name="P25"><text:tab/>condition2 = input("Quieres continuar s/n ? ")</text:p>
      <text:p text:style-name="P25"><text:tab/>if (condition2 == "n"):</text:p>
      <text:p text:style-name="P25"><text:tab/><text:tab/>condition = False</text:p>
      <text:p text:style-name="P25"/>
      <text:p text:style-name="P15">Exercici <text:span text:style-name="T18">2</text:span>: <text:span text:style-name="T14">El nombre de A's</text:span></text:p>
      <text:p text:style-name="P11">Desenvolupeu un<text:span text:style-name="T16">a funció</text:span> que <text:span text:style-name="T16">rebi com a paràmetre</text:span> <text:span text:style-name="T16">un string, </text:span>i <text:span text:style-name="T16">retorni</text:span> el nombre de ‘a’s que apareixen. <text:s/>Per exemple, si l’entrada és Anaximandro, la sortida serà <text:span text:style-name="T16">3</text:span></text:p>
      <text:p text:style-name="P28"/>
      <text:p text:style-name="P29">Java:</text:p>
      <text:p text:style-name="P16">import java.io.BufferedReader;</text:p>
      <text:p text:style-name="P16">import java.io.IOException;</text:p>
      <text:p text:style-name="P16">import java.io.InputStreamReader;</text:p>
      <text:p text:style-name="P16">public class Exercici2 {</text:p>
      <text:p text:style-name="P16"><text:tab/></text:p>
      <text:p text:style-name="P16"><text:tab/>public static int ContarA(String cadena) {</text:p>
      <text:p text:style-name="P16"><text:tab/><text:tab/>int cont=0;</text:p>
      <text:p text:style-name="P16"><text:tab/><text:tab/>cadena.toLowerCase();</text:p>
      <text:p text:style-name="P16"><text:tab/><text:tab/>for (int i = 0; i &lt; cadena.length(); i++) {</text:p>
      <text:p text:style-name="P16"><text:tab/><text:tab/><text:tab/>if ((""+cadena.charAt(i)).equals("a")) {</text:p>
      <text:p text:style-name="P16"><text:tab/><text:tab/><text:tab/><text:tab/>cont++;</text:p>
      <text:p text:style-name="P16"><text:tab/><text:tab/><text:tab/>}</text:p>
      <text:p text:style-name="P16"><text:tab/><text:tab/>}</text:p>
      <text:p text:style-name="P16"><text:soft-page-break/><text:tab/><text:tab/>return cont;</text:p>
      <text:p text:style-name="P16"><text:tab/>}</text:p>
      <text:p text:style-name="P16"/>
      <text:p text:style-name="P16"><text:tab/>public static void main(String[] args) throws IOException {</text:p>
      <text:p text:style-name="P16"><text:tab/><text:tab/>BufferedReader reader = new BufferedReader(new InputStreamReader(System.in));</text:p>
      <text:p text:style-name="P16"><text:tab/><text:tab/>System.out.print("Pon una cadena de texto para contar las 'a': ");</text:p>
      <text:p text:style-name="P16"><text:tab/><text:tab/>String texto=reader.readLine();</text:p>
      <text:p text:style-name="P16"><text:tab/><text:tab/>System.out.println(ContarA(texto));</text:p>
      <text:p text:style-name="P16"><text:tab/><text:tab/></text:p>
      <text:p text:style-name="P16"><text:tab/>}</text:p>
      <text:p text:style-name="P16">} </text:p>
      <text:p text:style-name="P16"/>
      <text:p text:style-name="P19">Python:</text:p>
      <text:p text:style-name="P19">#!/usr/bin/env python</text:p>
      <text:p text:style-name="P19"># -*- coding: utf-8 -*-</text:p>
      <text:p text:style-name="P19"/>
      <text:p text:style-name="P19">def contarA(cadena):</text:p>
      <text:p text:style-name="P19"><text:tab/>cont = 0</text:p>
      <text:p text:style-name="P19"><text:tab/>cadena = cadena.lower()</text:p>
      <text:p text:style-name="P19"><text:tab/></text:p>
      <text:p text:style-name="P19"><text:tab/>for i in range(0,len(cadena),1):</text:p>
      <text:p text:style-name="P19"><text:tab/><text:tab/>if (cadena[i] == "a"):</text:p>
      <text:p text:style-name="P19"><text:tab/><text:tab/><text:tab/>cont+=1</text:p>
      <text:p text:style-name="P19"><text:tab/>return cont</text:p>
      <text:p text:style-name="P19"/>
      <text:p text:style-name="P19">cadena = input("Pon una cadena de texto para contar las 'a': ")</text:p>
      <text:p text:style-name="P19">print(contarA(cadena))</text:p>
      <text:p text:style-name="P19"/>
      <text:p text:style-name="P14">Exercici <text:span text:style-name="T18">3</text:span>: <text:span text:style-name="T15">Inicials en majúscules</text:span></text:p>
      <text:p text:style-name="P10"><text:span text:style-name="T15">Desenvolupeu una funció que rebi com a paràmetre nom i cognoms, i els retorni amb les inicials en majúscules, i la resta en minúscules</text:span>. <text:s/><text:span text:style-name="T7">Feu també un programa que agafi per pantalla el nom de l'usuari, cridi a aquesta funció i mostri el resultat per pantalla.</text:span></text:p>
      <text:p text:style-name="P20">Java:</text:p>
      <text:p text:style-name="P16">import java.io.*;</text:p>
      <text:p text:style-name="P16">public class Exercici3 {</text:p>
      <text:p text:style-name="P16"><text:tab/>public static String Capitalize (String nombre) {</text:p>
      <text:p text:style-name="P16"><text:tab/><text:tab/>nombre = nombre.toLowerCase();</text:p>
      <text:p text:style-name="P16"><text:soft-page-break/><text:tab/><text:tab/>int i=0;</text:p>
      <text:p text:style-name="P16"><text:tab/><text:tab/></text:p>
      <text:p text:style-name="P16"><text:tab/><text:tab/>String nombre2=(""+nombre.charAt(i)).toUpperCase();</text:p>
      <text:p text:style-name="P16"><text:tab/><text:tab/></text:p>
      <text:p text:style-name="P16"><text:tab/><text:tab/>for(i=1;i&lt;nombre.length();i++){</text:p>
      <text:p text:style-name="P16"><text:tab/><text:tab/><text:tab/>if((""+nombre.charAt(i-1)).equals(" ")){ //Si la letra anterior es un espacio</text:p>
      <text:p text:style-name="P16"><text:tab/><text:tab/><text:tab/><text:tab/>nombre2=nombre2+(""+nombre.charAt(i)).toUpperCase(); //La letra de ahora se pasa a mayusculas</text:p>
      <text:p text:style-name="P16"><text:tab/><text:tab/><text:tab/>}else{</text:p>
      <text:p text:style-name="P16"><text:tab/><text:tab/><text:tab/><text:tab/>nombre2=nombre2+(""+nombre.charAt(i));</text:p>
      <text:p text:style-name="P16"><text:tab/><text:tab/><text:tab/>}</text:p>
      <text:p text:style-name="P16"><text:tab/><text:tab/>}</text:p>
      <text:p text:style-name="P16"><text:tab/><text:tab/>return nombre2;</text:p>
      <text:p text:style-name="P16"><text:tab/>}</text:p>
      <text:p text:style-name="P16"><text:s/><text:tab/></text:p>
      <text:p text:style-name="P16"><text:tab/>public static void main (String args[]) throws IOException {</text:p>
      <text:p text:style-name="P16"><text:tab/><text:tab/>BufferedReader reader = new BufferedReader(new InputStreamReader(System.in));</text:p>
      <text:p text:style-name="P16"><text:tab/><text:tab/></text:p>
      <text:p text:style-name="P16"><text:tab/><text:tab/>System.out.print("Como te llamas? ");</text:p>
      <text:p text:style-name="P16"><text:tab/><text:tab/>String nombre= reader.readLine();</text:p>
      <text:p text:style-name="P16"><text:tab/><text:tab/>nombre=Capitalize(nombre);</text:p>
      <text:p text:style-name="P16"><text:tab/><text:tab/>System.out.println(nombre);</text:p>
      <text:p text:style-name="P16"><text:tab/>}</text:p>
      <text:p text:style-name="P16">}</text:p>
      <text:p text:style-name="P16"/>
      <text:p text:style-name="P21">Python:</text:p>
      <text:p text:style-name="P26">#!/usr/bin/env python</text:p>
      <text:p text:style-name="P26"># -*- coding: utf-8 -*-</text:p>
      <text:p text:style-name="P26"/>
      <text:p text:style-name="P26">def capitalize(cadena):</text:p>
      <text:p text:style-name="P26"><text:tab/>cont = 0</text:p>
      <text:p text:style-name="P26"><text:tab/>cadena = cadena.lower()</text:p>
      <text:p text:style-name="P26"><text:tab/>cadena2=""</text:p>
      <text:p text:style-name="P26"><text:tab/></text:p>
      <text:p text:style-name="P26"><text:tab/>for i in range(0,len(cadena),1):</text:p>
      <text:p text:style-name="P26"><text:tab/><text:tab/>if (i == 0):</text:p>
      <text:p text:style-name="P26"><text:soft-page-break/><text:tab/><text:tab/><text:tab/>cadena2 = cadena2+cadena[0].upper()</text:p>
      <text:p text:style-name="P26"><text:tab/><text:tab/>elif (cadena[i-1] == " "):</text:p>
      <text:p text:style-name="P26"><text:tab/><text:tab/><text:tab/>cadena2 = cadena2+cadena[i].upper()</text:p>
      <text:p text:style-name="P26"><text:tab/><text:tab/>else:</text:p>
      <text:p text:style-name="P26"><text:tab/><text:tab/><text:tab/>cadena2 = cadena2+cadena[i]</text:p>
      <text:p text:style-name="P26"/>
      <text:p text:style-name="P26"><text:tab/>return cadena2</text:p>
      <text:p text:style-name="P26"/>
      <text:p text:style-name="P26">#cadena.title()</text:p>
      <text:p text:style-name="P26"/>
      <text:p text:style-name="P26">cadena = input("Como te llamas? ")</text:p>
      <text:p text:style-name="P26">print(capitalize(cadena))</text:p>
      <text:p text:style-name="P26"/>
      <text:p text:style-name="P15">Exercici <text:span text:style-name="T18">4</text:span>: <text:span text:style-name="T13">màquina expenedora de monedes</text:span></text:p>
      <text:p text:style-name="P22">Es vol simular el funcionament d'una màquina expenedora de monedes. <text:s/>Dissenyeu un<text:span text:style-name="T16">a funció que rebi com a paràmetre una quantitat </text:span>(introduïda <text:span text:style-name="T16">des del programa principal </text:span>per l'usuari) <text:span text:style-name="T16">i </text:span><text:span text:style-name="T11">retorni una llista </text:span><text:span text:style-name="T16">amb la quantitat </text:span>mínim<text:span text:style-name="T16">a</text:span> de bitllets i monedes possibles. <text:s/><text:span text:style-name="T16">El programa principal agafarà la quantitat per teclat, cridarà a la funció, i imprimirà aquest resultat (amb un format presentable)</text:span></text:p>
      <text:p text:style-name="P23">Java:</text:p>
      <text:p text:style-name="P16">import java.io.*;</text:p>
      <text:p text:style-name="P16">public class Exercici4{</text:p>
      <text:p text:style-name="P16"><text:tab/>public static void main(String[] args) throws IOException {</text:p>
      <text:p text:style-name="P16"><text:tab/><text:tab/>int dinero;</text:p>
      <text:p text:style-name="P16"><text:tab/><text:tab/></text:p>
      <text:p text:style-name="P16"><text:tab/><text:tab/>int[] Billetes;</text:p>
      <text:p text:style-name="P16"><text:tab/><text:tab/></text:p>
      <text:p text:style-name="P16"><text:tab/><text:tab/>BufferedReader reader = new BufferedReader(new InputStreamReader(System.in));</text:p>
      <text:p text:style-name="P16"><text:tab/><text:tab/></text:p>
      <text:p text:style-name="P16"><text:tab/><text:tab/>System.out.print("Cuanto dinero tienes? ");</text:p>
      <text:p text:style-name="P16"><text:tab/><text:tab/>dinero=Integer.parseInt(reader.readLine());</text:p>
      <text:p text:style-name="P16"><text:tab/><text:tab/></text:p>
      <text:p text:style-name="P16"><text:tab/><text:tab/>Billetes=contarDinero(dinero);</text:p>
      <text:p text:style-name="P16"><text:tab/><text:tab/></text:p>
      <text:p text:style-name="P16"><text:tab/><text:tab/>System.out.println(Billetes[0]+" Billetes de 500 €");</text:p>
      <text:p text:style-name="P16"><text:tab/><text:tab/>System.out.println(Billetes[1]+" Billetes de 200 €");</text:p>
      <text:p text:style-name="P16"><text:tab/><text:tab/>System.out.println(Billetes[2]+" Billetes de 100 €");</text:p>
      <text:p text:style-name="P16"><text:soft-page-break/><text:tab/><text:tab/>System.out.println(Billetes[3]+" Billetes de 50 €");</text:p>
      <text:p text:style-name="P16"><text:tab/><text:tab/>System.out.println(Billetes[4]+" Billetes de 20 €");</text:p>
      <text:p text:style-name="P16"><text:tab/><text:tab/>System.out.println(Billetes[5]+" Billetes de 10 €");</text:p>
      <text:p text:style-name="P16"><text:tab/><text:tab/>System.out.println(Billetes[6]+" Billetes de 5 €");</text:p>
      <text:p text:style-name="P16"><text:tab/><text:tab/>System.out.println(Billetes[7]+" Monedas de 2 €");</text:p>
      <text:p text:style-name="P16"><text:tab/><text:tab/>System.out.println(Billetes[8]+" Monedas de 1 €");</text:p>
      <text:p text:style-name="P16"><text:tab/>}</text:p>
      <text:p text:style-name="P16"/>
      <text:p text:style-name="P16"><text:tab/>private static int[] contarDinero(int dinero) {</text:p>
      <text:p text:style-name="P16"><text:tab/><text:tab/>int[] Billetes;</text:p>
      <text:p text:style-name="P16"><text:s text:c="8"/>Billetes = new int[9];</text:p>
      <text:p text:style-name="P16"><text:s text:c="8"/></text:p>
      <text:p text:style-name="P16"><text:tab/><text:tab/>int i=0;</text:p>
      <text:p text:style-name="P16"><text:tab/><text:tab/>while (dinero &gt;= 500){</text:p>
      <text:p text:style-name="P16"><text:tab/><text:tab/><text:tab/>dinero= dinero - 500;</text:p>
      <text:p text:style-name="P16"><text:tab/><text:tab/><text:tab/>i++;</text:p>
      <text:p text:style-name="P16"><text:tab/><text:tab/><text:tab/>Billetes[0]=i;</text:p>
      <text:p text:style-name="P16"><text:tab/><text:tab/>}</text:p>
      <text:p text:style-name="P16"><text:tab/><text:tab/>int x=0;</text:p>
      <text:p text:style-name="P16"><text:tab/><text:tab/>while (dinero &gt;= 200){</text:p>
      <text:p text:style-name="P16"><text:tab/><text:tab/><text:tab/>dinero= dinero - 200;</text:p>
      <text:p text:style-name="P16"><text:tab/><text:tab/><text:tab/>x++;</text:p>
      <text:p text:style-name="P16"><text:tab/><text:tab/><text:tab/>Billetes[1]=x;</text:p>
      <text:p text:style-name="P16"><text:tab/><text:tab/>}</text:p>
      <text:p text:style-name="P16"><text:tab/><text:tab/>int z=0;</text:p>
      <text:p text:style-name="P16"><text:tab/><text:tab/>while (dinero &gt;= 100){</text:p>
      <text:p text:style-name="P16"><text:tab/><text:tab/><text:tab/>dinero= dinero - 100;</text:p>
      <text:p text:style-name="P16"><text:tab/><text:tab/><text:tab/>z++;</text:p>
      <text:p text:style-name="P16"><text:tab/><text:tab/><text:tab/>Billetes[2]=z;</text:p>
      <text:p text:style-name="P16"><text:tab/><text:tab/>}</text:p>
      <text:p text:style-name="P16"><text:tab/><text:tab/>int v=0;</text:p>
      <text:p text:style-name="P16"><text:tab/><text:tab/>while (dinero &gt;= 50){</text:p>
      <text:p text:style-name="P16"><text:tab/><text:tab/><text:tab/>dinero= dinero - 50;</text:p>
      <text:p text:style-name="P16"><text:tab/><text:tab/><text:tab/>v++;</text:p>
      <text:p text:style-name="P16"><text:tab/><text:tab/><text:tab/>Billetes[3]=v;</text:p>
      <text:p text:style-name="P16"><text:tab/><text:tab/>}</text:p>
      <text:p text:style-name="P16"><text:tab/><text:tab/>int a=0;</text:p>
      <text:p text:style-name="P16"><text:tab/><text:tab/>while (dinero &gt;= 20){</text:p>
      <text:p text:style-name="P16"><text:soft-page-break/><text:tab/><text:tab/><text:tab/>dinero= dinero - 20;</text:p>
      <text:p text:style-name="P16"><text:tab/><text:tab/><text:tab/>a++;</text:p>
      <text:p text:style-name="P16"><text:tab/><text:tab/><text:tab/>Billetes[4]=a;</text:p>
      <text:p text:style-name="P16"><text:tab/><text:tab/>}</text:p>
      <text:p text:style-name="P16"><text:tab/><text:tab/>int b=0;</text:p>
      <text:p text:style-name="P16"><text:tab/><text:tab/>while (dinero &gt;= 10){</text:p>
      <text:p text:style-name="P16"><text:tab/><text:tab/><text:tab/>dinero= dinero - 10;</text:p>
      <text:p text:style-name="P16"><text:tab/><text:tab/><text:tab/>b++;</text:p>
      <text:p text:style-name="P16"><text:tab/><text:tab/><text:tab/>Billetes[5]=b;</text:p>
      <text:p text:style-name="P16"><text:tab/><text:tab/>}</text:p>
      <text:p text:style-name="P16"><text:tab/><text:tab/>int c=0;</text:p>
      <text:p text:style-name="P16"><text:tab/><text:tab/>while (dinero &gt;= 5){</text:p>
      <text:p text:style-name="P16"><text:tab/><text:tab/><text:tab/>dinero= dinero - 5;</text:p>
      <text:p text:style-name="P16"><text:tab/><text:tab/><text:tab/>c++;</text:p>
      <text:p text:style-name="P16"><text:tab/><text:tab/><text:tab/>Billetes[6]=c;</text:p>
      <text:p text:style-name="P16"><text:tab/><text:tab/>}</text:p>
      <text:p text:style-name="P16"><text:tab/><text:tab/>int d=0;</text:p>
      <text:p text:style-name="P16"><text:tab/><text:tab/>while (dinero &gt;= 2){</text:p>
      <text:p text:style-name="P16"><text:tab/><text:tab/><text:tab/>dinero= dinero - 2;</text:p>
      <text:p text:style-name="P16"><text:tab/><text:tab/><text:tab/>d++;</text:p>
      <text:p text:style-name="P16"><text:tab/><text:tab/><text:tab/>Billetes[7]=d;</text:p>
      <text:p text:style-name="P16"><text:tab/><text:tab/>}</text:p>
      <text:p text:style-name="P16"><text:tab/><text:tab/>int e=0;</text:p>
      <text:p text:style-name="P16"><text:tab/><text:tab/>while (dinero &gt;= 1){</text:p>
      <text:p text:style-name="P16"><text:tab/><text:tab/><text:tab/>dinero= dinero - 1;</text:p>
      <text:p text:style-name="P16"><text:tab/><text:tab/><text:tab/>e++;</text:p>
      <text:p text:style-name="P16"><text:tab/><text:tab/><text:tab/>Billetes[8]=e;</text:p>
      <text:p text:style-name="P16"><text:tab/><text:tab/>}</text:p>
      <text:p text:style-name="P16"><text:tab/><text:tab/></text:p>
      <text:p text:style-name="P16"><text:tab/><text:tab/>return Billetes;</text:p>
      <text:p text:style-name="P16"><text:tab/>}</text:p>
      <text:p text:style-name="P16">}</text:p>
      <text:p text:style-name="P16"/>
      <text:p text:style-name="P23">Python:</text:p>
      <text:p text:style-name="P23"/>
      <text:p text:style-name="P27">#!/usr/bin/env python</text:p>
      <text:p text:style-name="P27"># -*- coding: utf-8 -*-</text:p>
      <text:p text:style-name="P27"/>
      <text:p text:style-name="P27"><text:soft-page-break/>def contarDinero(dinero):</text:p>
      <text:p text:style-name="P27"><text:tab/>billetes= [0,0,0,0,0,0,0,0,0]</text:p>
      <text:p text:style-name="P27"><text:tab/>i=0</text:p>
      <text:p text:style-name="P27"><text:tab/>while (dinero &gt;= 500):</text:p>
      <text:p text:style-name="P27"><text:tab/><text:tab/>dinero= dinero - 500</text:p>
      <text:p text:style-name="P27"><text:tab/><text:tab/>i+=1</text:p>
      <text:p text:style-name="P27"><text:tab/><text:tab/>billetes.insert(0, i)</text:p>
      <text:p text:style-name="P27"><text:tab/>i=0</text:p>
      <text:p text:style-name="P27"><text:tab/>while (dinero &gt;= 200):</text:p>
      <text:p text:style-name="P27"><text:tab/><text:tab/>dinero= dinero - 200</text:p>
      <text:p text:style-name="P27"><text:tab/><text:tab/>i+=1</text:p>
      <text:p text:style-name="P27"><text:tab/><text:tab/>billetes.insert(1, i)</text:p>
      <text:p text:style-name="P27"><text:tab/>i=0</text:p>
      <text:p text:style-name="P27"><text:tab/>while (dinero &gt;= 100):</text:p>
      <text:p text:style-name="P27"><text:tab/><text:tab/>dinero= dinero - 100</text:p>
      <text:p text:style-name="P27"><text:tab/><text:tab/>i+=1</text:p>
      <text:p text:style-name="P27"><text:tab/><text:tab/>billetes.insert(2, i)</text:p>
      <text:p text:style-name="P27"><text:tab/>i=0</text:p>
      <text:p text:style-name="P27"><text:tab/>while (dinero &gt;= 50):</text:p>
      <text:p text:style-name="P27"><text:tab/><text:tab/>dinero= dinero - 50</text:p>
      <text:p text:style-name="P27"><text:tab/><text:tab/>i+=1</text:p>
      <text:p text:style-name="P27"><text:tab/><text:tab/>billetes.insert(3, i)</text:p>
      <text:p text:style-name="P27"><text:tab/>i=0</text:p>
      <text:p text:style-name="P27"><text:tab/>while (dinero &gt;= 20):</text:p>
      <text:p text:style-name="P27"><text:tab/><text:tab/>dinero= dinero - 20</text:p>
      <text:p text:style-name="P27"><text:tab/><text:tab/>i+=1</text:p>
      <text:p text:style-name="P27"><text:tab/><text:tab/>billetes.insert(4, i)</text:p>
      <text:p text:style-name="P27"><text:tab/>i=0</text:p>
      <text:p text:style-name="P27"><text:tab/>while (dinero &gt;= 10):</text:p>
      <text:p text:style-name="P27"><text:tab/><text:tab/>dinero= dinero - 10</text:p>
      <text:p text:style-name="P27"><text:tab/><text:tab/>i+=1</text:p>
      <text:p text:style-name="P27"><text:tab/><text:tab/>billetes.insert(5, i)</text:p>
      <text:p text:style-name="P27"><text:tab/>i=0</text:p>
      <text:p text:style-name="P27"><text:tab/>while (dinero &gt;= 5):</text:p>
      <text:p text:style-name="P27"><text:tab/><text:tab/>dinero= dinero - 5</text:p>
      <text:p text:style-name="P27"><text:tab/><text:tab/>i+=1</text:p>
      <text:p text:style-name="P27"><text:tab/><text:tab/>billetes.insert(6, i)</text:p>
      <text:p text:style-name="P27"><text:tab/>i=0</text:p>
      <text:p text:style-name="P27"><text:soft-page-break/><text:tab/>while (dinero &gt;= 2):</text:p>
      <text:p text:style-name="P27"><text:tab/><text:tab/>dinero= dinero - 2</text:p>
      <text:p text:style-name="P27"><text:tab/><text:tab/>i+=1</text:p>
      <text:p text:style-name="P27"><text:tab/><text:tab/>billetes.insert(7, i)</text:p>
      <text:p text:style-name="P27"><text:tab/>i=0</text:p>
      <text:p text:style-name="P27"><text:tab/>while (dinero &gt;= 1):</text:p>
      <text:p text:style-name="P27"><text:tab/><text:tab/>dinero= dinero - 1</text:p>
      <text:p text:style-name="P27"><text:tab/><text:tab/>i+=1</text:p>
      <text:p text:style-name="P27"><text:tab/><text:tab/>billetes.insert(8, i)</text:p>
      <text:p text:style-name="P27"><text:tab/>i=0</text:p>
      <text:p text:style-name="P27"><text:tab/></text:p>
      <text:p text:style-name="P27"><text:tab/>return billetes</text:p>
      <text:p text:style-name="P27"/>
      <text:p text:style-name="P27">billetes2=[]</text:p>
      <text:p text:style-name="P27">dinero = int(input("Cuanto dinero tienes? "))</text:p>
      <text:p text:style-name="P27">billetes2 = contarDinero(dinero)</text:p>
      <text:p text:style-name="P27"/>
      <text:p text:style-name="P27">print(billetes2[0] , " Billetes de 500€")</text:p>
      <text:p text:style-name="P27">print(billetes2[1] , " Billetes de 200€")</text:p>
      <text:p text:style-name="P27">print(billetes2[2] , " Billetes de 100€")</text:p>
      <text:p text:style-name="P27">print(billetes2[3] , " Billetes de 50€")</text:p>
      <text:p text:style-name="P27">print(billetes2[4] , " Billetes de 20€")</text:p>
      <text:p text:style-name="P27">print(billetes2[5] , " Billetes de 10€")</text:p>
      <text:p text:style-name="P27">print(billetes2[6] , " Billetes de 5€")</text:p>
      <text:p text:style-name="P27">print(billetes2[7] , " Billetes de 2€")</text:p>
      <text:p text:style-name="P27">print(billetes2[8] , " Billetes de 1€")</text:p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0417in" fo:margin-bottom="0in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0417in" fo:margin-bottom="0in" loext:contextual-spacing="false" fo:keep-with-next="always">
        <style:tab-stops>
          <style:tab-stop style:position="0.0984in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0984in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0in" fo:margin-top="0.1665in" fo:margin-bottom="0.0417in" loext:contextual-spacing="false" fo:line-height="100%" fo:text-align="justify" style:justify-single-word="false" fo:text-indent="0in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in" fo:margin-right="0in" fo:margin-top="0.1665in" fo:margin-bottom="0.0417in" loext:contextual-spacing="false" fo:line-height="100%" fo:text-align="justify" style:justify-single-word="false" fo:text-indent="0in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4917in"/>
      </text:outline-level-style>
      <text:outline-level-style text:level="2" style:num-suffix="." style:num-format="1" text:display-levels="2">
        <style:list-level-properties text:space-before="0.4917in" text:min-label-width="0.4917in"/>
      </text:outline-level-style>
      <text:outline-level-style text:level="3" style:num-suffix="." style:num-format="1" text:display-levels="3">
        <style:list-level-properties text:space-before="0.9835in" text:min-label-width="0.4917in"/>
      </text:outline-level-style>
      <text:outline-level-style text:level="4" style:num-suffix="." style:num-format="1" text:display-levels="4">
        <style:list-level-properties text:space-before="1.4748in" text:min-label-width="0.4917in"/>
      </text:outline-level-style>
      <text:outline-level-style text:level="5" style:num-suffix="." style:num-format="1" text:display-levels="5">
        <style:list-level-properties text:space-before="1.9665in" text:min-label-width="0.4917in"/>
      </text:outline-level-style>
      <text:outline-level-style text:level="6" style:num-suffix="." style:num-format="1" text:display-levels="6">
        <style:list-level-properties text:space-before="2.4583in" text:min-label-width="0.4917in"/>
      </text:outline-level-style>
      <text:outline-level-style text:level="7" style:num-suffix="." style:num-format="1" text:display-levels="7">
        <style:list-level-properties text:space-before="2.95in" text:min-label-width="0.4917in"/>
      </text:outline-level-style>
      <text:outline-level-style text:level="8" style:num-suffix="." style:num-format="1" text:display-levels="8">
        <style:list-level-properties text:space-before="3.4417in" text:min-label-width="0.4917in"/>
      </text:outline-level-style>
      <text:outline-level-style text:level="9" style:num-suffix="." style:num-format="1" text:display-levels="9">
        <style:list-level-properties text:space-before="3.9335in" text:min-label-width="0.4917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>
        <style:list-level-properties text:min-label-width="0.4917in"/>
      </text:list-level-style-number>
      <text:list-level-style-number text:level="2" style:num-suffix="." style:num-format="1" text:display-levels="2">
        <style:list-level-properties text:space-before="0.4917in" text:min-label-width="0.4917in"/>
      </text:list-level-style-number>
      <text:list-level-style-number text:level="3" style:num-suffix="." style:num-format="1" text:display-levels="3">
        <style:list-level-properties text:space-before="0.9835in" text:min-label-width="0.4917in"/>
      </text:list-level-style-number>
      <text:list-level-style-number text:level="4" style:num-suffix="." style:num-format="1" text:display-levels="4">
        <style:list-level-properties text:space-before="1.4748in" text:min-label-width="0.4917in"/>
      </text:list-level-style-number>
      <text:list-level-style-number text:level="5" style:num-suffix="." style:num-format="1" text:display-levels="5">
        <style:list-level-properties text:space-before="1.9665in" text:min-label-width="0.4917in"/>
      </text:list-level-style-number>
      <text:list-level-style-number text:level="6" style:num-suffix="." style:num-format="1" text:display-levels="6">
        <style:list-level-properties text:space-before="2.4583in" text:min-label-width="0.4917in"/>
      </text:list-level-style-number>
      <text:list-level-style-number text:level="7" style:num-suffix="." style:num-format="1" text:display-levels="7">
        <style:list-level-properties text:space-before="2.95in" text:min-label-width="0.4917in"/>
      </text:list-level-style-number>
      <text:list-level-style-number text:level="8" style:num-suffix="." style:num-format="1" text:display-levels="8">
        <style:list-level-properties text:space-before="3.4417in" text:min-label-width="0.4917in"/>
      </text:list-level-style-number>
      <text:list-level-style-number text:level="9" style:num-suffix="." style:num-format="1" text:display-levels="9">
        <style:list-level-properties text:space-before="3.9335in" text:min-label-width="0.4917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4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6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min-label-width="0.25in"/>
      </text:list-level-style-number>
      <text:list-level-style-number text:level="2" style:num-prefix="4." style:num-suffix="." style:num-format="1">
        <style:list-level-properties text:space-before="0.1972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25in"/>
      </text:list-level-style-number>
      <text:list-level-style-number text:level="2" style:num-suffix="." style:num-format="1" text:start-value="3" text:display-levels="2">
        <style:list-level-properties text:space-before="0.4917in" text:min-label-width="0.5in"/>
      </text:list-level-style-number>
      <text:list-level-style-number text:level="3" style:num-suffix="." style:num-format="1" text:display-levels="3">
        <style:list-level-properties text:space-before="0.9835in" text:min-label-width="0.5in"/>
      </text:list-level-style-number>
      <text:list-level-style-number text:level="4" style:num-suffix="." style:num-format="1" text:display-levels="4">
        <style:list-level-properties text:space-before="1.4752in" text:min-label-width="0.75in"/>
      </text:list-level-style-number>
      <text:list-level-style-number text:level="5" style:num-suffix="." style:num-format="1" text:display-levels="5">
        <style:list-level-properties text:space-before="1.9665in" text:min-label-width="0.75in"/>
      </text:list-level-style-number>
      <text:list-level-style-number text:level="6" style:num-suffix="." style:num-format="1" text:display-levels="6">
        <style:list-level-properties text:space-before="2.4583in" text:min-label-width="1in"/>
      </text:list-level-style-number>
      <text:list-level-style-number text:level="7" style:num-suffix="." style:num-format="1" text:display-levels="7">
        <style:list-level-properties text:space-before="2.95in" text:min-label-width="1in"/>
      </text:list-level-style-number>
      <text:list-level-style-number text:level="8" style:num-suffix="." style:num-format="1" text:display-levels="8">
        <style:list-level-properties text:space-before="3.4417in" text:min-label-width="1.25in"/>
      </text:list-level-style-number>
      <text:list-level-style-number text:level="9" style:num-suffix="." style:num-format="1" text:display-levels="9">
        <style:list-level-properties text:space-before="3.933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8Num11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0984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min-label-width="0.25in"/>
      </text:list-level-style-number>
      <text:list-level-style-number text:level="2" style:num-prefix="1." style:num-format="1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25in" text:min-label-width="0.25in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17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min-label-width="0.25in"/>
      </text:list-level-style-number>
      <text:list-level-style-number text:level="2" style:num-prefix="2." style:num-suffix="." style:num-format="1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20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0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0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0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0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prefix="3." style:num-suffix="." style:num-format="1">
        <style:list-level-properties text:space-before="0.1972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ula13" style:family="table">
      <style:table-properties style:width="6.434in" fo:margin-left="0.0049in" fo:margin-right="-0.0014in" table:align="margins" style:writing-mode="lr-tb"/>
    </style:style>
    <style:style style:name="Taula13.A" style:family="table-column">
      <style:table-column-properties style:column-width="5.3in" style:rel-column-width="53984*"/>
    </style:style>
    <style:style style:name="Taula13.B" style:family="table-column">
      <style:table-column-properties style:column-width="1.134in" style:rel-column-width="11551*"/>
    </style:style>
    <style:style style:name="Taula13.1" style:family="table-row">
      <style:table-row-properties style:min-row-height="0.8208in" fo:keep-together="auto"/>
    </style:style>
    <style:style style:name="Taula13.A1" style:family="table-cell">
      <style:table-cell-properties style:vertical-align="middle" fo:padding="0.0396in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ula12" style:family="table">
      <style:table-properties style:width="6.434in" fo:margin-left="0.0049in" fo:margin-right="-0.0014in" table:align="margins" style:writing-mode="lr-tb"/>
    </style:style>
    <style:style style:name="Taula12.A" style:family="table-column">
      <style:table-column-properties style:column-width="5.2597in" style:rel-column-width="53573*"/>
    </style:style>
    <style:style style:name="Taula12.B" style:family="table-column">
      <style:table-column-properties style:column-width="1.1743in" style:rel-column-width="11962*"/>
    </style:style>
    <style:style style:name="Taula12.1" style:family="table-row">
      <style:table-row-properties style:min-row-height="0.3472in" fo:keep-together="always"/>
    </style:style>
    <style:style style:name="Taula12.A1" style:family="table-cell">
      <style:table-cell-properties style:vertical-align="middle" fo:padding="0.0396in" fo:border="none" style:writing-mode="lr-tb"/>
    </style:style>
    <style:style style:name="Taula12.B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officeooo:rsid="002e939b"/>
    </style:style>
    <style:style style:name="MT2" style:family="text">
      <style:text-properties style:font-name="Arial" fo:font-size="9pt" style:font-size-asian="9pt" style:font-name-complex="Arial"/>
    </style:style>
    <style:style style:name="M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1972in" fo:margin-bottom="0.1972in" fo:margin-left="0.9453in" fo:margin-right="0.8846in" style:writing-mode="lr-tb" style:layout-grid-color="#c0c0c0" style:layout-grid-lines="39" style:layout-grid-base-height="0.1528in" style:layout-grid-ruby-height="0.1307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.1575in" style:dynamic-spacing="true"/>
      </style:header-style>
      <style:footer-style>
        <style:header-footer-properties fo:min-height="0.3543in" fo:margin-left="0in" fo:margin-right="0in" fo:margin-top="0.3154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5.4in" svg:y="-0.1528in" svg:width="0.9154in" svg:height="0.7689in" draw:z-index="10"><draw:image xlink:href="Pictures/100000000000080000000800482B8425106B401F.jpg" xlink:type="simple" xlink:show="embed" xlink:actuate="onLoad"/></draw:frame>Programació.</text:p>
              <text:p text:style-name="MP2"><text:span text:style-name="MT1">Disseny Modular</text:span> - UF<text:span text:style-name="MT1">2</text:span>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2">Pàgina </text:span><text:span text:style-name="MT3"><text:page-number text:select-page="current">1</text:page-number></text:span><text:span text:style-name="MT3"> de </text:span><text:span text:style-name="MT3"><text:page-count style:num-format="1">11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8-02-12T03:28:22.481406880</dc:date>
    <meta:print-date>2011-03-02T18:52:00</meta:print-date>
    <dc:language>ca-ES</dc:language>
    <meta:editing-cycles>85</meta:editing-cycles>
    <meta:editing-duration>PT15H4M27S</meta:editing-duration>
    <meta:document-statistic meta:table-count="2" meta:image-count="1" meta:object-count="0" meta:page-count="11" meta:paragraph-count="358" meta:word-count="1190" meta:character-count="9174" meta:non-whitespace-character-count="7706"/>
    <meta:user-defined meta:name="Info 1"/>
    <meta:user-defined meta:name="Info 2"/>
    <meta:user-defined meta:name="Info 3"/>
    <meta:user-defined meta:name="Info 4"/>
  </office:meta>
</office:document-meta>
</file>